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omedio" table:style-name="ta1">
        <table:shapes>
          <draw:frame draw:z-index="0" draw:style-name="gr1" draw:text-style-name="P1" svg:width="160.14mm" svg:height="90.01mm" svg:x="133.79mm" svg:y="3.89mm">
            <loext:p draw:notify-on-update-of-ranges="promedio.A1:promedio.A1 promedio.A2:promedio.A11 promedio.B1:promedio.B1 promedio.B2:promedio.B11 promedio.A1:promedio.A1 promedio.A2:promedio.A11 promedio.C1:promedio.C1 promedio.C2:promedio.C11 promedio.A1:promedio.A1 promedio.A2:promedio.A11 promedio.D1:promedio.D1 promedio.D2:promedio.D11 promedio.A1:promedio.A1 promedio.A2:promedio.A11 promedio.E1:promedio.E1 promedio.E2:promedio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inary True</text:p>
          </table:table-cell>
          <table:table-cell office:value-type="string" calcext:value-type="string">
            <text:p>Binary False</text:p>
          </table:table-cell>
          <table:table-cell office:value-type="string" calcext:value-type="string">
            <text:p>Brute force True</text:p>
          </table:table-cell>
          <table:table-cell office:value-type="string" calcext:value-type="string">
            <text:p>Brute force 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.8</text:p>
          </table:table-cell>
          <table:table-cell office:value-type="float" office:value="7" calcext:value-type="float">
            <text:p>7</text:p>
          </table:table-cell>
          <table:table-cell office:value-type="float" office:value="11.3" calcext:value-type="float">
            <text:p>11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.9" calcext:value-type="float">
            <text:p>21.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7.3" calcext:value-type="float">
            <text:p>37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4" calcext:value-type="float">
            <text:p>11.4</text:p>
          </table:table-cell>
          <table:table-cell office:value-type="float" office:value="13" calcext:value-type="float">
            <text:p>13</text:p>
          </table:table-cell>
          <table:table-cell office:value-type="float" office:value="100.7" calcext:value-type="float">
            <text:p>100.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float" office:value="153.1" calcext:value-type="float">
            <text:p>153.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277.9" calcext:value-type="float">
            <text:p>277.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  <table:table-cell office:value-type="float" office:value="715.3" calcext:value-type="float">
            <text:p>715.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9.4" calcext:value-type="float">
            <text:p>19.4</text:p>
          </table:table-cell>
          <table:table-cell office:value-type="float" office:value="21" calcext:value-type="float">
            <text:p>21</text:p>
          </table:table-cell>
          <table:table-cell office:value-type="float" office:value="1218.8" calcext:value-type="float">
            <text:p>1218.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07.4" calcext:value-type="float">
            <text:p>2407.4</text:p>
          </table:table-cell>
          <table:table-cell office:value-type="float" office:value="5120" calcext:value-type="float">
            <text:p>5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4:37:35.866093215</meta:creation-date>
    <dc:date>2017-02-20T14:56:25.463217498</dc:date>
    <meta:editing-duration>PT8M38S</meta:editing-duration>
    <meta:editing-cycles>1</meta:editing-cycles>
    <meta:document-statistic meta:table-count="1" meta:cell-count="55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9.002cm" xlink:href=".." xlink:type="simple" chart:class="chart:scatter" chart:style-name="ch1">
        <chart:title svg:x="6.85cm" svg:y="0.315cm" chart:style-name="ch2">
          <text:p>Promedios</text:p>
        </chart:title>
        <chart:legend chart:legend-position="end" svg:x="12.599cm" svg:y="3.401cm" style:legend-expansion="high" chart:style-name="ch3"/>
        <chart:plot-area chart:style-name="ch4" table:cell-range-address="promedio.A1:promedio.E11" chart:data-source-has-labels="row" svg:x="1.324cm" svg:y="1.286cm" svg:width="10.955cm" svg:height="6.562cm">
          <chartooo:coordinate-region svg:x="2.21cm" svg:y="1.499cm" svg:width="9.115cm" svg:height="5.675cm"/>
          <chart:axis chart:dimension="x" chart:name="primary-x" chart:style-name="ch5">
            <chart:title svg:x="6.32cm" svg:y="8.029cm" chart:style-name="ch6">
              <text:p>Largo</text:p>
            </chart:title>
          </chart:axis>
          <chart:axis chart:dimension="y" chart:name="primary-y" chart:style-name="ch5">
            <chart:title svg:x="0.451cm" svg:y="5.063cm" chart:style-name="ch7">
              <text:p>Costo</text:p>
            </chart:title>
            <chart:grid chart:style-name="ch8" chart:class="major"/>
          </chart:axis>
          <chart:series chart:style-name="ch9" chart:values-cell-range-address="promedio.B2:promedio.B11" chart:label-cell-address="promedio.B1:promedio.B1" chart:class="chart:scatter">
            <chart:domain table:cell-range-address="promedio.A2:promedio.A11"/>
            <chart:data-point chart:repeated="10"/>
          </chart:series>
          <chart:series chart:style-name="ch10" chart:values-cell-range-address="promedio.C2:promedio.C11" chart:label-cell-address="promedio.C1:promedio.C1" chart:class="chart:scatter">
            <chart:data-point chart:repeated="10"/>
          </chart:series>
          <chart:series chart:style-name="ch11" chart:values-cell-range-address="promedio.D2:promedio.D11" chart:label-cell-address="promedio.D1:promedio.D1" chart:class="chart:scatter">
            <chart:data-point chart:repeated="10"/>
          </chart:series>
          <chart:series chart:style-name="ch12" chart:values-cell-range-address="promedio.E2:promedio.E11" chart:label-cell-address="promedio.E1:promedio.E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nary True</text:p>
                <draw:g>
                  <svg:desc>promedio.B1:promedio.B1</svg:desc>
                </draw:g>
              </table:table-cell>
              <table:table-cell office:value-type="string">
                <text:p>Binary False</text:p>
                <draw:g>
                  <svg:desc>promedio.C1:promedio.C1</svg:desc>
                </draw:g>
              </table:table-cell>
              <table:table-cell office:value-type="string">
                <text:p>Brute force True</text:p>
                <draw:g>
                  <svg:desc>promedio.D1:promedio.D1</svg:desc>
                </draw:g>
              </table:table-cell>
              <table:table-cell office:value-type="string">
                <text:p>Brute force false</text:p>
                <draw:g>
                  <svg:desc>promedio.E1:promedi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romedio.A2:promedio.A11</svg:desc>
                </draw:g>
              </table:table-cell>
              <table:table-cell office:value-type="float" office:value="5.2">
                <text:p>5.2</text:p>
                <draw:g>
                  <svg:desc>promedio.B2:promedio.B11</svg:desc>
                </draw:g>
              </table:table-cell>
              <table:table-cell office:value-type="float" office:value="5">
                <text:p>5</text:p>
                <draw:g>
                  <svg:desc>promedio.C2:promedio.C11</svg:desc>
                </draw:g>
              </table:table-cell>
              <table:table-cell office:value-type="float" office:value="7.4">
                <text:p>7.4</text:p>
                <draw:g>
                  <svg:desc>promedio.D2:promedio.D11</svg:desc>
                </draw:g>
              </table:table-cell>
              <table:table-cell office:value-type="float" office:value="10">
                <text:p>10</text:p>
                <draw:g>
                  <svg:desc>promedio.E2:promedio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  <table:table-cell office:value-type="float" office:value="11.3">
                <text:p>11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9">
                <text:p>21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7.3">
                <text:p>37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1.4">
                <text:p>11.4</text:p>
              </table:table-cell>
              <table:table-cell office:value-type="float" office:value="13">
                <text:p>13</text:p>
              </table:table-cell>
              <table:table-cell office:value-type="float" office:value="100.7">
                <text:p>100.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13.6">
                <text:p>13.6</text:p>
              </table:table-cell>
              <table:table-cell office:value-type="float" office:value="15">
                <text:p>15</text:p>
              </table:table-cell>
              <table:table-cell office:value-type="float" office:value="153.1">
                <text:p>153.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15.8">
                <text:p>15.8</text:p>
              </table:table-cell>
              <table:table-cell office:value-type="float" office:value="17">
                <text:p>17</text:p>
              </table:table-cell>
              <table:table-cell office:value-type="float" office:value="277.9">
                <text:p>277.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  <table:table-cell office:value-type="float" office:value="715.3">
                <text:p>715.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19.4">
                <text:p>19.4</text:p>
              </table:table-cell>
              <table:table-cell office:value-type="float" office:value="21">
                <text:p>21</text:p>
              </table:table-cell>
              <table:table-cell office:value-type="float" office:value="1218.8">
                <text:p>1218.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07.4">
                <text:p>2407.4</text:p>
              </table:table-cell>
              <table:table-cell office:value-type="float" office:value="5120">
                <text:p>5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